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fo:padding-top="0.018cm"/>
    </style:style>
    <style:style style:name="gr2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173cm"/>
    </style:style>
    <style:style style:name="gr5" style:family="graphic" style:parent-style-name="standard">
      <style:graphic-properties svg:stroke-width="0.035cm" svg:stroke-color="#800000" draw:marker-start-width="0.252cm" draw:marker-end-width="0.252cm" draw:fill="solid" draw:fill-color="#c0c0c0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1.244cm"/>
    </style:style>
    <style:style style:name="gr7" style:family="graphic" style:parent-style-name="standard">
      <style:graphic-properties draw:textarea-horizontal-align="center" draw:textarea-vertical-align="middle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056cm" draw:shadow="hidden"/>
    </style:style>
    <style:style style:name="gr9" style:family="graphic" style:parent-style-name="standard">
      <style:graphic-properties draw:stroke="none" svg:stroke-color="#000000" draw:fill="none" draw:fill-color="#ffffff" fo:min-height="0.656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solid" svg:stroke-width="0.035cm" svg:stroke-color="#800000" draw:marker-start-width="0.252cm" draw:marker-end-width="0.252cm" draw:fill="solid" draw:fill-color="#c0c0c0" draw:textarea-horizontal-align="center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634cm"/>
    </style:style>
    <style:style style:name="gr13" style:family="graphic" style:parent-style-name="standard">
      <style:graphic-properties draw:stroke="none" svg:stroke-color="#000000" draw:fill="none" draw:fill-color="#ffffff" fo:min-height="0.39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0.38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3cm" fo:min-width="8.357cm"/>
    </style:style>
    <style:style style:name="gr17" style:family="graphic" style:parent-style-name="standard">
      <style:graphic-properties draw:stroke="solid" svg:stroke-width="0cm" svg:stroke-color="#000000" draw:marker-start-width="0.2cm" draw:marker-end-width="0.2cm" draw:fill="solid" draw:fill-color="#c0c0c0" draw:textarea-horizontal-align="center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3cm" fo:min-width="7.085cm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35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05cm" fo:min-width="0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05cm" fo:min-width="0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0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family="Symbol" style:font-family-generic="roman" style:font-pitch="variable" style:font-charset="x-symbol" fo:font-size="10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Symbol" style:font-family-generic="roman" style:font-pitch="variable" style:font-charset="x-symbol" fo:font-size="10pt" style:font-size-asian="10pt" style:font-size-complex="10pt"/>
    </style:style>
    <style:style style:name="T5" style:family="text">
      <style:text-properties fo:font-family="Arial" style:font-family-generic="swiss" style:font-pitch="variable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7" draw:id="id17" draw:layer="layout" svg:width="3.807cm" svg:height="2.115cm" svg:x="34.205cm" svg:y="4.807cm">
          <text:p/>
        </draw:rect>
        <draw:connector draw:style-name="gr2" draw:text-style-name="P1" draw:layer="measurelines" svg:x1="5.653cm" svg:y1="5.23cm" svg:x2="6.922cm" svg:y2="10.94cm" svg:d="m5653 5230v2855h1269v2855">
          <text:p/>
        </draw:connector>
        <draw:rect draw:style-name="gr1" draw:text-style-name="P1" xml:id="id21" draw:id="id21" draw:layer="layout" svg:width="3.807cm" svg:height="1.692cm" svg:x="8.614cm" svg:y="20.88cm">
          <text:p/>
        </draw:rect>
        <draw:rect draw:style-name="gr3" draw:text-style-name="P2" draw:layer="layout" svg:width="2.749cm" svg:height="0.634cm" svg:x="8.614cm" svg:y="21.938cm">
          <text:p text:style-name="P1"><text:span text:style-name="T1">slf4j-api.jar</text:span></text:p>
        </draw:rect>
        <draw:frame draw:style-name="gr4" draw:text-style-name="P3" draw:layer="layout" svg:width="3.807cm" svg:height="0.725cm" svg:x="8.614cm" svg:y="21.001cm">
          <draw:text-box>
            <text:p text:style-name="P1"><text:span text:style-name="T2">SLF4J API</text:span></text:p>
          </draw:text-box>
        </draw:frame>
        <draw:rect draw:style-name="gr1" draw:text-style-name="P1" xml:id="id5" draw:id="id5" draw:layer="layout" svg:width="4.653cm" svg:height="2.539cm" svg:x="8.191cm" svg:y="24.898cm">
          <text:p/>
        </draw:rect>
        <draw:rect draw:style-name="gr5" draw:text-style-name="P2" draw:layer="layout" svg:width="4.018cm" svg:height="1.268cm" svg:x="8.191cm" svg:y="26.168cm">
          <text:p text:style-name="P1"><text:span text:style-name="T1">logback-classic.jar</text:span></text:p>
          <text:p text:style-name="P1"><text:span text:style-name="T1">logback-core.jar <text:s text:c="3"/></text:span></text:p>
        </draw:rect>
        <draw:frame draw:style-name="gr6" draw:text-style-name="P3" draw:layer="layout" svg:width="4.653cm" svg:height="1.494cm" svg:x="8.191cm" svg:y="24.885cm">
          <draw:text-box>
            <text:p text:style-name="P1"><text:span text:style-name="T2">Underlying logging framework</text:span></text:p>
          </draw:text-box>
        </draw:frame>
        <draw:rect draw:style-name="gr7" draw:text-style-name="P1" xml:id="id1" draw:id="id1" draw:layer="layout" svg:width="3.807cm" svg:height="0.846cm" svg:x="8.614cm" svg:y="17.285cm">
          <text:p text:style-name="P1"><text:span text:style-name="T2">application</text:span></text:p>
        </draw:rect>
        <draw:frame draw:style-name="gr8" draw:text-style-name="P4" draw:layer="layout" svg:width="11.421cm" svg:height="2.195cm" svg:x="8.402cm" svg:y="14.878cm">
          <draw:text-box>
            <text:p><text:span text:style-name="T3">SLF4J bound to logback-classic with redirection of commons-logging, log4j and jul calls to SLF4J</text:span></text:p>
          </draw:text-box>
        </draw:frame>
        <draw:rect draw:style-name="gr1" draw:text-style-name="P1" xml:id="id18" draw:id="id18" draw:layer="layout" svg:width="3.807cm" svg:height="2.115cm" svg:x="13.055cm" svg:y="18.765cm">
          <text:p/>
        </draw:rect>
        <draw:rect draw:style-name="gr3" draw:text-style-name="P2" draw:layer="layout" svg:width="3.384cm" svg:height="0.634cm" svg:x="13.055cm" svg:y="20.246cm">
          <text:p text:style-name="P1"><text:span text:style-name="T1">jcl-over-slf4j.jar</text:span></text:p>
        </draw:rect>
        <draw:frame draw:style-name="gr4" draw:text-style-name="P3" draw:layer="layout" svg:width="3.807cm" svg:height="1.199cm" svg:x="13.055cm" svg:y="18.835cm">
          <draw:text-box>
            <text:p text:style-name="P1"><text:span text:style-name="T2">Commons logging API</text:span></text:p>
          </draw:text-box>
        </draw:frame>
        <draw:rect draw:style-name="gr1" draw:text-style-name="P1" xml:id="id22" draw:id="id22" draw:layer="layout" svg:width="3.807cm" svg:height="2.115cm" svg:x="23.207cm" svg:y="18.765cm">
          <text:p/>
        </draw:rect>
        <draw:rect draw:style-name="gr3" draw:text-style-name="P2" draw:layer="layout" svg:width="3.384cm" svg:height="0.634cm" svg:x="23.207cm" svg:y="20.246cm">
          <text:p text:style-name="P1"><text:span text:style-name="T1">jul-to-slf4j.jar</text:span></text:p>
        </draw:rect>
        <draw:frame draw:style-name="gr4" draw:text-style-name="P3" xml:id="id20" draw:id="id20" draw:layer="layout" svg:width="3.807cm" svg:height="1.199cm" svg:x="23.207cm" svg:y="18.977cm">
          <draw:text-box>
            <text:p text:style-name="P1"><text:span text:style-name="T2">java.util.logging API</text:span></text:p>
          </draw:text-box>
        </draw:frame>
        <draw:rect draw:style-name="gr1" draw:text-style-name="P1" xml:id="id19" draw:id="id19" draw:layer="layout" svg:width="3.785cm" svg:height="2.115cm" svg:x="18.131cm" svg:y="18.765cm">
          <text:p/>
        </draw:rect>
        <draw:rect draw:style-name="gr3" draw:text-style-name="P2" draw:layer="layout" svg:width="3.596cm" svg:height="0.792cm" svg:x="18.131cm" svg:y="20.088cm">
          <text:p text:style-name="P1"><text:span text:style-name="T1">log4j-over-slf4j.jar</text:span></text:p>
        </draw:rect>
        <draw:frame draw:style-name="gr9" draw:text-style-name="P3" draw:layer="layout" svg:width="3.807cm" svg:height="0.906cm" svg:x="18.131cm" svg:y="19.128cm">
          <draw:text-box>
            <text:p text:style-name="P1"><text:span text:style-name="T2">log4j API</text:span></text:p>
          </draw:text-box>
        </draw:frame>
        <draw:connector draw:style-name="gr10" draw:text-style-name="P1" draw:layer="layout" svg:x1="10.517cm" svg:y1="18.131cm" svg:x2="10.517cm" svg:y2="20.88cm" draw:start-shape="id1" draw:start-glue-point="2" svg:d="m10517 18131v2749">
          <text:p/>
        </draw:connector>
        <draw:g>
          <draw:rect draw:style-name="gr1" draw:text-style-name="P1" xml:id="id2" draw:id="id2" draw:layer="layout" svg:width="3.807cm" svg:height="1.904cm" svg:x="24.688cm" svg:y="10.094cm">
            <text:p/>
          </draw:rect>
          <draw:rect draw:style-name="gr11" draw:text-style-name="P2" draw:layer="layout" svg:width="3.172cm" svg:height="0.611cm" svg:x="24.688cm" svg:y="11.386cm">
            <text:p text:style-name="P1"><text:span text:style-name="T1">slf4j-jdk14.jar</text:span></text:p>
          </draw:rect>
          <draw:frame draw:style-name="gr12" draw:text-style-name="P3" xml:id="id4" draw:id="id4" draw:layer="layout" svg:width="3.807cm" svg:height="1.203cm" svg:x="24.688cm" svg:y="10.094cm">
            <draw:text-box>
              <text:p text:style-name="P1"><text:span text:style-name="T2">Adaptation layer, </text:span></text:p>
              <text:p text:style-name="P1"><text:span text:style-name="T2">a.k.a. </text:span><text:span text:style-name="T1">binding</text:span></text:p>
            </draw:text-box>
          </draw:frame>
        </draw:g>
        <draw:g xml:id="id3" draw:id="id3">
          <draw:rect draw:style-name="gr1" draw:text-style-name="P1" draw:layer="layout" svg:width="3.807cm" svg:height="2.327cm" svg:x="24.688cm" svg:y="13.267cm">
            <text:p/>
          </draw:rect>
          <draw:rect draw:style-name="gr3" draw:text-style-name="P2" draw:layer="layout" svg:width="3.316cm" svg:height="0.634cm" svg:x="24.688cm" svg:y="14.959cm">
            <text:p text:style-name="P1"><text:span text:style-name="T1">JVM runtime</text:span></text:p>
          </draw:rect>
          <draw:frame draw:style-name="gr13" draw:text-style-name="P3" draw:layer="layout" svg:width="3.807cm" svg:height="1.673cm" svg:x="24.688cm" svg:y="13.267cm">
            <draw:text-box>
              <text:p text:style-name="P1"><text:span text:style-name="T2">Underlying logging framework</text:span></text:p>
            </draw:text-box>
          </draw:frame>
        </draw:g>
        <draw:rect draw:style-name="gr3" draw:text-style-name="P2" draw:layer="layout" svg:width="3.574cm" svg:height="0.634cm" svg:x="34.205cm" svg:y="6.287cm">
          <text:p text:style-name="P1"><text:span text:style-name="T1">log4j-over-slf4j.jar</text:span></text:p>
        </draw:rect>
        <draw:frame draw:style-name="gr4" draw:text-style-name="P3" draw:layer="layout" svg:width="3.807cm" svg:height="0.725cm" svg:x="34.205cm" svg:y="5.23cm">
          <draw:text-box>
            <text:p text:style-name="P1"><text:span text:style-name="T2">log4j API</text:span></text:p>
          </draw:text-box>
        </draw:frame>
        <draw:connector draw:style-name="gr10" draw:text-style-name="P1" draw:layer="layout" svg:x1="26.591cm" svg:y1="11.998cm" svg:x2="26.591cm" svg:y2="13.267cm" draw:start-shape="id2" draw:start-glue-point="2" draw:end-shape="id3" draw:end-glue-point="0" svg:d="m26591 11998v1269">
          <text:p/>
        </draw:connector>
        <draw:connector draw:style-name="gr10" draw:text-style-name="P1" draw:layer="layout" svg:x1="26.59cm" svg:y1="9.101cm" svg:x2="26.591cm" svg:y2="10.094cm" draw:end-shape="id4" svg:d="m26590 9101v247h1v746">
          <text:p/>
        </draw:connector>
        <draw:frame draw:style-name="gr8" draw:text-style-name="P4" draw:layer="layout" svg:width="9.941cm" svg:height="2.195cm" svg:x="2.269cm" svg:y="1.211cm">
          <draw:text-box>
            <text:p><text:span text:style-name="T3">SLF4J bound to log4j with redirection of commons-logging and jul calls to SLF4J</text:span></text:p>
          </draw:text-box>
        </draw:frame>
        <draw:connector draw:style-name="gr10" draw:text-style-name="P1" draw:layer="layout" svg:x1="10.517cm" svg:y1="22.572cm" svg:x2="10.517cm" svg:y2="24.898cm" draw:end-shape="id5" svg:d="m10517 22572v2326">
          <text:p/>
        </draw:connector>
        <draw:frame draw:style-name="gr4" draw:text-style-name="P3" draw:layer="layout" svg:width="3.807cm" svg:height="0.725cm" svg:x="2.346cm" svg:y="7.254cm">
          <draw:text-box>
            <text:p text:style-name="P1"><text:span text:style-name="T2">SLF4J API</text:span></text:p>
          </draw:text-box>
        </draw:frame>
        <draw:rect draw:style-name="gr1" draw:text-style-name="P1" xml:id="id7" draw:id="id7" draw:layer="layout" svg:width="3.807cm" svg:height="1.692cm" svg:x="2.48cm" svg:y="7.133cm">
          <text:p/>
        </draw:rect>
        <draw:rect draw:style-name="gr3" draw:text-style-name="P2" draw:layer="layout" svg:width="2.749cm" svg:height="0.634cm" svg:x="2.48cm" svg:y="8.191cm">
          <text:p text:style-name="P1"><text:span text:style-name="T1">slf4j-api.jar</text:span></text:p>
        </draw:rect>
        <draw:frame draw:style-name="gr4" draw:text-style-name="P3" draw:layer="layout" svg:width="3.807cm" svg:height="0.725cm" svg:x="2.347cm" svg:y="7.254cm">
          <draw:text-box>
            <text:p text:style-name="P1"><text:span text:style-name="T2">SLF4J API</text:span></text:p>
          </draw:text-box>
        </draw:frame>
        <draw:g xml:id="id10" draw:id="id10">
          <draw:rect draw:style-name="gr1" draw:text-style-name="P1" draw:layer="layout" svg:width="3.807cm" svg:height="1.904cm" svg:x="2.48cm" svg:y="10.094cm">
            <text:p/>
          </draw:rect>
          <draw:rect draw:style-name="gr11" draw:text-style-name="P2" draw:layer="layout" svg:width="3.172cm" svg:height="0.611cm" svg:x="2.48cm" svg:y="11.386cm">
            <text:p text:style-name="P1"><text:span text:style-name="T1">slf4j-log412.jar</text:span></text:p>
          </draw:rect>
          <draw:frame draw:style-name="gr12" draw:text-style-name="P3" draw:layer="layout" svg:width="3.807cm" svg:height="1.203cm" svg:x="2.48cm" svg:y="10.094cm">
            <draw:text-box>
              <text:p text:style-name="P1"><text:span text:style-name="T2">Adaptation layer, </text:span></text:p>
              <text:p text:style-name="P1"><text:span text:style-name="T2">a.k.a. </text:span><text:span text:style-name="T1">binding</text:span></text:p>
            </draw:text-box>
          </draw:frame>
          <draw:rect draw:style-name="gr1" draw:text-style-name="P1" draw:layer="layout" svg:width="3.807cm" svg:height="1.904cm" svg:x="2.481cm" svg:y="10.094cm">
            <text:p/>
          </draw:rect>
          <draw:rect draw:style-name="gr11" draw:text-style-name="P2" draw:layer="layout" svg:width="3.172cm" svg:height="0.611cm" svg:x="2.481cm" svg:y="11.386cm">
            <text:p text:style-name="P1"><text:span text:style-name="T1">slf4j-log412.jar</text:span></text:p>
          </draw:rect>
          <draw:frame draw:style-name="gr12" draw:text-style-name="P3" draw:layer="layout" svg:width="3.807cm" svg:height="1.203cm" svg:x="2.481cm" svg:y="10.094cm">
            <draw:text-box>
              <text:p text:style-name="P1"><text:span text:style-name="T2">Adaptation layer, </text:span></text:p>
              <text:p text:style-name="P1"><text:span text:style-name="T2">a.k.a. </text:span><text:span text:style-name="T1">binding</text:span></text:p>
            </draw:text-box>
          </draw:frame>
        </draw:g>
        <draw:g xml:id="id11" draw:id="id11">
          <draw:rect draw:style-name="gr1" draw:text-style-name="P1" draw:layer="layout" svg:width="3.807cm" svg:height="2.327cm" svg:x="2.48cm" svg:y="13.267cm">
            <text:p/>
          </draw:rect>
          <draw:rect draw:style-name="gr3" draw:text-style-name="P2" draw:layer="layout" svg:width="3.316cm" svg:height="0.634cm" svg:x="2.48cm" svg:y="14.959cm">
            <text:p text:style-name="P1"><text:span text:style-name="T1">log4j.jar</text:span></text:p>
          </draw:rect>
          <draw:frame draw:style-name="gr13" draw:text-style-name="P3" draw:layer="layout" svg:width="3.807cm" svg:height="1.673cm" svg:x="2.48cm" svg:y="13.267cm">
            <draw:text-box>
              <text:p text:style-name="P1"><text:span text:style-name="T2">Underlying logging framework</text:span></text:p>
            </draw:text-box>
          </draw:frame>
        </draw:g>
        <draw:rect draw:style-name="gr7" draw:text-style-name="P1" xml:id="id6" draw:id="id6" draw:layer="layout" svg:width="3.807cm" svg:height="0.846cm" svg:x="2.48cm" svg:y="3.538cm">
          <text:p text:style-name="P1"><text:span text:style-name="T2">application</text:span></text:p>
        </draw:rect>
        <draw:connector draw:style-name="gr10" draw:text-style-name="P1" draw:layer="layout" svg:x1="4.383cm" svg:y1="4.384cm" svg:x2="4.383cm" svg:y2="7.133cm" draw:start-shape="id6" draw:start-glue-point="2" draw:end-shape="id7" draw:end-glue-point="0" svg:d="m4383 4384v2749">
          <text:p/>
        </draw:connector>
        <draw:rect draw:style-name="gr1" draw:text-style-name="P1" xml:id="id8" draw:id="id8" draw:layer="layout" svg:width="3.807cm" svg:height="2.115cm" svg:x="7.345cm" svg:y="4.807cm">
          <text:p/>
        </draw:rect>
        <draw:rect draw:style-name="gr3" draw:text-style-name="P2" draw:layer="layout" svg:width="3.384cm" svg:height="0.634cm" svg:x="7.345cm" svg:y="6.287cm">
          <text:p text:style-name="P1"><text:span text:style-name="T1">jcl-over-slf4j.jar</text:span></text:p>
        </draw:rect>
        <draw:frame draw:style-name="gr4" draw:text-style-name="P3" draw:layer="layout" svg:width="3.807cm" svg:height="1.199cm" svg:x="7.345cm" svg:y="4.807cm">
          <draw:text-box>
            <text:p text:style-name="P1"><text:span text:style-name="T2">Commons logging API</text:span></text:p>
          </draw:text-box>
        </draw:frame>
        <draw:connector draw:style-name="gr10" draw:text-style-name="P1" draw:layer="layout" svg:x1="6.287cm" svg:y1="3.961cm" svg:x2="9.248cm" svg:y2="4.807cm" draw:start-shape="id6" draw:start-glue-point="1" draw:end-shape="id8" draw:end-glue-point="0" svg:d="m6287 3961h2961v846">
          <text:p/>
        </draw:connector>
        <draw:rect draw:style-name="gr1" draw:text-style-name="P1" xml:id="id9" draw:id="id9" draw:layer="layout" svg:width="3.807cm" svg:height="2.115cm" svg:x="12.421cm" svg:y="4.807cm">
          <text:p/>
        </draw:rect>
        <draw:rect draw:style-name="gr3" draw:text-style-name="P2" draw:layer="layout" svg:width="3.384cm" svg:height="0.634cm" svg:x="12.421cm" svg:y="6.287cm">
          <text:p text:style-name="P1"><text:span text:style-name="T1">jul-to-slf4j.jar</text:span></text:p>
        </draw:rect>
        <draw:frame draw:style-name="gr4" draw:text-style-name="P3" draw:layer="layout" svg:width="3.807cm" svg:height="1.199cm" svg:x="12.421cm" svg:y="4.877cm">
          <draw:text-box>
            <text:p text:style-name="P1"><text:span text:style-name="T2">java.util.logging API</text:span></text:p>
          </draw:text-box>
        </draw:frame>
        <draw:connector draw:style-name="gr10" draw:text-style-name="P1" draw:layer="layout" svg:x1="6.287cm" svg:y1="3.961cm" svg:x2="14.324cm" svg:y2="4.807cm" draw:start-shape="id6" draw:start-glue-point="1" draw:end-shape="id9" draw:end-glue-point="0" svg:d="m6287 3961h8037v846">
          <text:p/>
        </draw:connector>
        <draw:connector draw:style-name="gr10" draw:text-style-name="P1" draw:layer="layout" svg:x1="4.383cm" svg:y1="8.825cm" svg:x2="4.384cm" svg:y2="10.094cm" draw:start-shape="id7" draw:start-glue-point="2" draw:end-shape="id10" draw:end-glue-point="0" svg:d="m4383 8825v635h1v634">
          <text:p/>
        </draw:connector>
        <draw:connector draw:style-name="gr10" draw:text-style-name="P1" draw:layer="layout" svg:x1="4.384cm" svg:y1="11.998cm" svg:x2="4.383cm" svg:y2="13.267cm" draw:start-shape="id10" draw:start-glue-point="2" draw:end-shape="id11" draw:end-glue-point="0" svg:d="m4384 11998v643h-1v626">
          <text:p/>
        </draw:connector>
        <draw:frame draw:style-name="gr8" draw:text-style-name="P4" draw:layer="layout" svg:width="10.997cm" svg:height="2.195cm" svg:x="24.476cm" svg:y="1.211cm">
          <draw:text-box>
            <text:p><text:span text:style-name="T3">SLF4J bound to logback-classic with redirection of commons-logging and log4j calls to SLF4J</text:span></text:p>
          </draw:text-box>
        </draw:frame>
        <draw:rect draw:style-name="gr11" draw:text-style-name="P2" draw:layer="layout" svg:width="1.48cm" svg:height="0.633cm" svg:x="29.553cm" svg:y="26.593cm">
          <text:p text:style-name="P1"><text:span text:style-name="T1">x.jar</text:span></text:p>
        </draw:rect>
        <draw:frame draw:style-name="gr14" draw:layer="layout" svg:width="0.502cm" svg:height="1.204cm" svg:x="30.821cm" svg:y="26.445cm">
          <draw:text-box>
            <text:p/>
          </draw:text-box>
        </draw:frame>
        <draw:frame draw:style-name="gr15" draw:text-style-name="P6" draw:layer="layout" svg:width="2.749cm" svg:height="0.679cm" svg:x="29.341cm" svg:y="24.053cm">
          <draw:text-box>
            <text:p text:style-name="P5"><text:span text:style-name="T4"> </text:span><text:span text:style-name="T4">:</text:span><text:span text:style-name="T5"> empty set</text:span></text:p>
          </draw:text-box>
        </draw:frame>
        <draw:frame draw:style-name="gr16" draw:text-style-name="P7" draw:layer="layout" svg:width="8.857cm" svg:height="0.64cm" svg:x="31.03cm" svg:y="26.586cm">
          <draw:text-box>
            <text:p text:style-name="P7"><text:span text:style-name="T6"><text:s/></text:span><text:span text:style-name="T6">: SLF4J binding artifact available in classpath</text:span></text:p>
          </draw:text-box>
        </draw:frame>
        <draw:rect draw:style-name="gr17" draw:text-style-name="P2" draw:layer="layout" svg:width="1.48cm" svg:height="0.633cm" svg:x="29.553cm" svg:y="25.745cm">
          <text:p text:style-name="P1"><text:span text:style-name="T1">x.jar</text:span></text:p>
        </draw:rect>
        <draw:frame draw:style-name="gr18" draw:text-style-name="P7" draw:layer="layout" svg:width="7.585cm" svg:height="0.64cm" svg:x="31.033cm" svg:y="25.745cm">
          <draw:text-box>
            <text:p text:style-name="P7"><text:span text:style-name="T6">: artifact available in classpath</text:span></text:p>
          </draw:text-box>
        </draw:frame>
        <draw:g>
          <draw:rect draw:style-name="gr19" draw:text-style-name="P3" xml:id="id12" draw:id="id12" draw:layer="layout" svg:width="0.635cm" svg:height="0.635cm" svg:x="29.553cm" svg:y="24.894cm">
            <text:p text:style-name="P3"><text:span text:style-name="T2">A</text:span></text:p>
          </draw:rect>
          <draw:rect draw:style-name="gr19" draw:text-style-name="P3" xml:id="id13" draw:id="id13" draw:layer="layout" svg:width="0.635cm" svg:height="0.635cm" svg:x="31.245cm" svg:y="24.894cm">
            <text:p text:style-name="P3"><text:span text:style-name="T2">B</text:span></text:p>
          </draw:rect>
          <draw:connector draw:style-name="gr10" draw:text-style-name="P1" draw:layer="layout" svg:x1="30.188cm" svg:y1="25.211cm" svg:x2="31.245cm" svg:y2="25.211cm" draw:start-shape="id12" draw:start-glue-point="1" draw:end-shape="id13" draw:end-glue-point="3" svg:d="m30188 25211h1057">
            <text:p/>
          </draw:connector>
          <draw:frame draw:style-name="gr20" draw:text-style-name="P7" draw:layer="layout" svg:width="5.624cm" svg:height="0.64cm" svg:x="31.879cm" svg:y="24.899cm">
            <draw:text-box>
              <text:p text:style-name="P7"><text:span text:style-name="T6">: A invoking software located in B</text:span></text:p>
            </draw:text-box>
          </draw:frame>
        </draw:g>
        <draw:connector draw:style-name="gr10" draw:text-style-name="P1" draw:layer="layout" svg:x1="9.248cm" svg:y1="6.922cm" svg:x2="6.287cm" svg:y2="7.979cm" draw:start-shape="id8" draw:start-glue-point="2" draw:end-shape="id7" svg:d="m9248 6922v1057h-2961">
          <text:p/>
        </draw:connector>
        <draw:connector draw:style-name="gr10" draw:text-style-name="P1" draw:layer="layout" svg:x1="14.324cm" svg:y1="6.922cm" svg:x2="6.287cm" svg:y2="7.979cm" draw:start-shape="id9" draw:start-glue-point="2" draw:end-shape="id7" draw:end-glue-point="1" svg:d="m14324 6922v1057h-8037">
          <text:p/>
        </draw:connector>
        <draw:frame draw:style-name="gr21" draw:layer="layout" svg:width="13.498cm" svg:height="1.912cm" svg:x="13.267cm" svg:y="22.361cm">
          <draw:text-box>
            <text:list text:style-name="L2">
              <text:list-item>
                <text:p><text:span text:style-name="T7"><text:s/></text:span><text:span text:style-name="T7">jcl-over-slf4j.jar</text:span><text:span text:style-name="T8"> replaces </text:span><text:span text:style-name="T7">commons-logging.ja</text:span><text:span text:style-name="T8">r</text:span></text:p>
              </text:list-item>
              <text:list-item>
                <text:p><text:span text:style-name="T7"><text:s/></text:span><text:span text:style-name="T7">log4j-over-slf4j.jar</text:span><text:span text:style-name="T8"> replaces </text:span><text:span text:style-name="T7">log4j.jar</text:span></text:p>
              </text:list-item>
              <text:list-item>
                <text:p><text:span text:style-name="T7"><text:s/></text:span><text:span text:style-name="T7">SLF4JBrindgeHandler is installed (requires jul-to-slf4j.jar) </text:span></text:p>
              </text:list-item>
            </text:list>
          </draw:text-box>
        </draw:frame>
        <draw:frame draw:style-name="gr4" draw:text-style-name="P3" draw:layer="layout" svg:width="3.807cm" svg:height="0.725cm" svg:x="24.476cm" svg:y="7.465cm">
          <draw:text-box>
            <text:p text:style-name="P1"><text:span text:style-name="T2">SLF4J API</text:span></text:p>
          </draw:text-box>
        </draw:frame>
        <draw:rect draw:style-name="gr1" draw:text-style-name="P1" xml:id="id15" draw:id="id15" draw:layer="layout" svg:width="3.807cm" svg:height="1.692cm" svg:x="24.688cm" svg:y="7.133cm">
          <text:p/>
        </draw:rect>
        <draw:rect draw:style-name="gr3" draw:text-style-name="P2" draw:layer="layout" svg:width="2.749cm" svg:height="0.634cm" svg:x="24.688cm" svg:y="8.402cm">
          <text:p text:style-name="P1"><text:span text:style-name="T1">slf4j-api.jar</text:span></text:p>
        </draw:rect>
        <draw:frame draw:style-name="gr4" draw:text-style-name="P3" draw:layer="layout" svg:width="3.807cm" svg:height="0.725cm" svg:x="24.477cm" svg:y="7.465cm">
          <draw:text-box>
            <text:p text:style-name="P1"><text:span text:style-name="T2">SLF4J API</text:span></text:p>
          </draw:text-box>
        </draw:frame>
        <draw:rect draw:style-name="gr7" draw:text-style-name="P1" xml:id="id14" draw:id="id14" draw:layer="layout" svg:width="3.807cm" svg:height="0.846cm" svg:x="24.688cm" svg:y="3.538cm">
          <text:p text:style-name="P1"><text:span text:style-name="T2">application</text:span></text:p>
        </draw:rect>
        <draw:connector draw:style-name="gr10" draw:text-style-name="P1" draw:layer="layout" svg:x1="26.591cm" svg:y1="4.384cm" svg:x2="26.591cm" svg:y2="7.133cm" draw:start-shape="id14" draw:start-glue-point="2" draw:end-shape="id15" draw:end-glue-point="0" svg:d="m26591 4384v2749">
          <text:p/>
        </draw:connector>
        <draw:rect draw:style-name="gr1" draw:text-style-name="P1" xml:id="id16" draw:id="id16" draw:layer="layout" svg:width="3.807cm" svg:height="2.115cm" svg:x="29.341cm" svg:y="4.807cm">
          <text:p/>
        </draw:rect>
        <draw:rect draw:style-name="gr3" draw:text-style-name="P2" draw:layer="layout" svg:width="3.384cm" svg:height="0.634cm" svg:x="29.341cm" svg:y="6.288cm">
          <text:p text:style-name="P1"><text:span text:style-name="T1">jcl-over-slf4j.jar</text:span></text:p>
        </draw:rect>
        <draw:frame draw:style-name="gr4" draw:text-style-name="P3" draw:layer="layout" svg:width="3.807cm" svg:height="1.199cm" svg:x="29.475cm" svg:y="5.018cm">
          <draw:text-box>
            <text:p text:style-name="P1"><text:span text:style-name="T2">Commons logging API</text:span></text:p>
          </draw:text-box>
        </draw:frame>
        <draw:connector draw:style-name="gr10" draw:text-style-name="P1" draw:layer="layout" svg:x1="28.495cm" svg:y1="3.961cm" svg:x2="31.244cm" svg:y2="4.807cm" draw:start-shape="id14" draw:start-glue-point="1" draw:end-shape="id16" draw:end-glue-point="0" svg:d="m28495 3961h2749v846">
          <text:p/>
        </draw:connector>
        <draw:connector draw:style-name="gr10" draw:text-style-name="P1" draw:layer="layout" svg:x1="28.495cm" svg:y1="3.961cm" svg:x2="36.108cm" svg:y2="4.807cm" draw:start-shape="id14" draw:start-glue-point="1" draw:end-shape="id17" draw:end-glue-point="0" svg:d="m28495 3961h7613v846">
          <text:p/>
        </draw:connector>
        <draw:connector draw:style-name="gr10" draw:text-style-name="P1" draw:layer="layout" svg:x1="31.244cm" svg:y1="6.922cm" svg:x2="28.495cm" svg:y2="7.979cm" draw:start-shape="id16" draw:start-glue-point="2" draw:end-shape="id15" svg:d="m31244 6922v1057h-2749">
          <text:p/>
        </draw:connector>
        <draw:connector draw:style-name="gr10" draw:text-style-name="P1" draw:layer="layout" svg:x1="36.108cm" svg:y1="6.922cm" svg:x2="28.495cm" svg:y2="7.979cm" draw:start-shape="id17" draw:start-glue-point="2" draw:end-shape="id15" draw:end-glue-point="1" svg:d="m36108 6922v1057h-7613">
          <text:p/>
        </draw:connector>
        <draw:connector draw:style-name="gr10" draw:text-style-name="P1" draw:layer="layout" svg:x1="12.421cm" svg:y1="17.708cm" svg:x2="14.958cm" svg:y2="18.765cm" draw:start-shape="id1" draw:start-glue-point="1" draw:end-shape="id18" draw:end-glue-point="0" svg:d="m12421 17708h2537v1057">
          <text:p/>
        </draw:connector>
        <draw:connector draw:style-name="gr10" draw:text-style-name="P1" draw:layer="layout" svg:x1="12.421cm" svg:y1="17.708cm" svg:x2="20.023cm" svg:y2="18.765cm" draw:start-shape="id1" draw:start-glue-point="1" draw:end-shape="id19" draw:end-glue-point="0" svg:d="m12421 17708h7602v1057">
          <text:p/>
        </draw:connector>
        <draw:connector draw:style-name="gr10" draw:text-style-name="P1" draw:layer="layout" svg:x1="12.421cm" svg:y1="17.708cm" svg:x2="25.11cm" svg:y2="18.977cm" draw:start-shape="id1" draw:start-glue-point="1" draw:end-shape="id20" draw:end-glue-point="0" svg:d="m12421 17708h12689v1269">
          <text:p/>
        </draw:connector>
        <draw:connector draw:style-name="gr10" draw:text-style-name="P1" draw:layer="layout" svg:x1="14.958cm" svg:y1="20.88cm" svg:x2="12.421cm" svg:y2="21.726cm" draw:start-shape="id18" draw:start-glue-point="2" draw:end-shape="id21" draw:end-glue-point="1" svg:d="m14958 20880v846h-2537">
          <text:p/>
        </draw:connector>
        <draw:connector draw:style-name="gr10" draw:text-style-name="P1" draw:layer="layout" svg:x1="20.023cm" svg:y1="20.88cm" svg:x2="12.421cm" svg:y2="21.726cm" draw:start-shape="id19" draw:start-glue-point="2" draw:end-shape="id21" draw:end-glue-point="1" svg:d="m20023 20880v846h-7602">
          <text:p/>
        </draw:connector>
        <draw:connector draw:style-name="gr10" draw:text-style-name="P1" draw:layer="layout" svg:x1="25.11cm" svg:y1="20.88cm" svg:x2="12.421cm" svg:y2="21.726cm" draw:start-shape="id22" draw:start-glue-point="2" draw:end-shape="id21" draw:end-glue-point="1" svg:d="m25110 20880v846h-12689">
          <text:p/>
        </draw:connector>
        <draw:frame draw:style-name="gr22" draw:layer="layout" svg:width="10.899cm" svg:height="1.361cm" svg:x="29.129cm" svg:y="8.402cm">
          <draw:text-box>
            <text:list text:style-name="L2">
              <text:list-item>
                <text:p><text:span text:style-name="T7"><text:s/></text:span><text:span text:style-name="T7">jcl-over-slf4j.jar</text:span><text:span text:style-name="T8"> replaces </text:span><text:span text:style-name="T7">commons-logging.ja</text:span><text:span text:style-name="T8">r</text:span></text:p>
              </text:list-item>
            </text:list>
            <text:list text:style-name="L1">
              <text:list-item>
                <text:p><text:span text:style-name="T7"><text:s/></text:span><text:span text:style-name="T7">log4j-over-slf4j.jar</text:span><text:span text:style-name="T8"> replaces </text:span><text:span text:style-name="T7">log4j.jar</text:span></text:p>
              </text:list-item>
            </text:list>
          </draw:text-box>
        </draw:frame>
        <draw:frame draw:style-name="gr23" draw:layer="layout" svg:width="13.498cm" svg:height="1.357cm" svg:x="7.34cm" svg:y="9.451cm">
          <draw:text-box>
            <text:list text:style-name="L2">
              <text:list-item>
                <text:p><text:span text:style-name="T7"><text:s/></text:span><text:span text:style-name="T7">jcl-over-slf4j.jar</text:span><text:span text:style-name="T8"> replaces </text:span><text:span text:style-name="T7">commons-logging.ja</text:span><text:span text:style-name="T8">r</text:span></text:p>
              </text:list-item>
              <text:list-item>
                <text:p><text:span text:style-name="T7"><text:s/></text:span><text:span text:style-name="T7">SLF4JBrindgeHandler is installed (requires jul-to-slf4j.jar) 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0 845" svg:d="m0 0c0 282 0 563 0 845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eki Gulcu</meta:initial-creator>
    <meta:creation-date>2011-08-11T19:12:26.54</meta:creation-date>
    <dc:date>2011-08-14T22:12:51.14</dc:date>
    <dc:creator>Ceki Gulcu</dc:creator>
    <meta:editing-duration>PT3H23M37S</meta:editing-duration>
    <meta:editing-cycles>15</meta:editing-cycles>
    <meta:generator>OpenOffice.org/3.3$Win32 OpenOffice.org_project/330m20$Build-9567</meta:generator>
    <meta:document-statistic meta:object-count="97"/>
  </office:meta>
</office:document-meta>
</file>